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Serializer.writeSchema( Class javaType , Types 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BeanSerializer.getAllDependentTypes( XmlObject nodeInWSDL , Set &lt; QName &gt; dependentTyp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BeanSerializer.q2UserClass( QName q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BeanSerializer.getMechanis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erializer.serialize( QName name , Attributes attributes , Object value , Serialization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BeanSerializer.writeSchemaForDocType( SchemaType docType , Types typ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